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use-window-font-color="true" style:text-outline="false" style:text-line-through-style="none" style:font-name="Tahoma" fo:font-size="13pt" fo:letter-spacing="normal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Tahoma" style:font-size-complex="13pt" style:font-style-complex="normal" style:font-weight-complex="normal" style:text-emphasize="none"/>
    </style:style>
  </office:automatic-styles>
  <office:body>
    <office:text>
      <text:tracked-changes>
        <text:changed-region text:id="ct170530632">
          <text:insertion>
            <office:change-info>
              <dc:creator>Luc Saffre</dc:creator>
              <dc:date>2009-07-02</dc:date>
            </office:change-info>
          </text:insertion>
        </text:changed-region>
        <text:changed-region text:id="ct170521048">
          <text:insertion>
            <office:change-info>
              <dc:creator>Luc Saffre</dc:creator>
              <dc:date>2009-07-0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oice</text:p>
      <text:p text:style-name="Standard"/>
      <text:p text:style-name="Standard"/>
      <text:p text:style-name="Standard">number: <text:change-start text:change-id="ct170530632"/>instance.number<text:change-end text:change-id="ct170530632"/></text:p>
      <text:p text:style-name="Standard"/>
      <text:p text:style-name="Standard">customer: <text:change-start text:change-id="ct170521048"/>instance.customer<text:change-end text:change-id="ct1705210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c Saffre</meta:initial-creator>
    <meta:creation-date>2009-07-01T23:28:03.66</meta:creation-date>
    <dc:date>2009-07-02T00:00:31.91</dc:date>
    <dc:creator>Luc Saffre</dc:creator>
    <meta:editing-duration>PT00H12M32S</meta:editing-duration>
    <meta:editing-cycles>10</meta:editing-cycles>
    <meta:generator>OpenOffice.org/3.0$Win32 OpenOffice.org_project/300m15$Build-9379</meta:generator>
    <meta:document-statistic meta:table-count="0" meta:image-count="0" meta:object-count="0" meta:page-count="1" meta:paragraph-count="3" meta:word-count="5" meta:character-count="57"/>
  </office:meta>
</office:document-meta>
</file>